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normal" officeooo:rsid="0007731b" officeooo:paragraph-rsid="00142b7c" style:font-weight-asian="normal" style:font-weight-complex="normal"/>
    </style:style>
    <style:style style:name="P2" style:family="paragraph" style:parent-style-name="Standard">
      <style:text-properties style:font-name="Calibri" fo:font-weight="bold" officeooo:rsid="0007731b" officeooo:paragraph-rsid="00142b7c" style:font-weight-asian="bold" style:font-weight-complex="bold"/>
    </style:style>
    <style:style style:name="T1" style:family="text">
      <style:text-properties officeooo:rsid="00112e0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2e06" style:font-weight-asian="normal" style:font-weight-complex="normal"/>
    </style:style>
    <style:style style:name="T4" style:family="text">
      <style:text-properties fo:font-weight="normal" officeooo:rsid="00142b7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ration:<text:span text:style-name="T2"><text:tab/></text:span><text:span text:style-name="T4">gameOver</text:span><text:span text:style-name="T3">(won : Boolean)</text:span></text:p>
      <text:p text:style-name="P2"/>
      <text:p text:style-name="P2">Cross References:<text:tab/><text:span text:style-name="T2">Use Case: Play a Level</text:span></text:p>
      <text:p text:style-name="P2"/>
      <text:p text:style-name="P2">Pre-Conditions:</text:p>
      <text:p text:style-name="P1">- <text:span text:style-name="T1">a game is currently in progress</text:span></text:p>
      <text:p text:style-name="P1">- <text:span text:style-name="T1">either there are 0 remaining moves or 0 remaining time</text:span></text:p>
      <text:p text:style-name="P1">- <text:span text:style-name="T1">no moves are currently being processed (board is stable)</text:span></text:p>
      <text:p text:style-name="P2"/>
      <text:p text:style-name="P2">Post-Conditions:</text:p>
      <text:p text:style-name="P1">- If the score is above the necessary score, a Game Won message is shown instead of the board. The current game finishes.</text:p>
      <text:p text:style-name="P1">- If the remaining time/moves is 0, the board is not shown, and instead a Game Over message is given. The current game finishes.</text:p>
      <text:p text:style-name="P1">- <text:span text:style-name="T1">If the level was won and the next level is not unlocked, it is unlocked for the current Play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15:49:08.463000000</meta:creation-date>
    <dc:date>2014-12-14T15:57:18.740000000</dc:date>
    <meta:editing-duration>P0D</meta:editing-duration>
    <meta:editing-cycles>1</meta:editing-cycles>
    <meta:document-statistic meta:table-count="0" meta:image-count="0" meta:object-count="0" meta:page-count="1" meta:paragraph-count="10" meta:word-count="108" meta:character-count="598" meta:non-whitespace-character-count="500"/>
    <meta:generator>LibreOffice/4.2.1.1$Windows_x86 LibreOffice_project/d7dbbd7842e6a58b0f521599204e827654e1fb8b</meta:generator>
  </office:meta>
</office:document-meta>
</file>